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10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5-28T15:45:07.483589629</dc:date>
    <meta:editing-duration>PT4H34M56S</meta:editing-duration>
    <meta:editing-cycles>17</meta:editing-cycles>
    <meta:generator>LibreOffice/7.1.1.2$MacOSX_X86_64 LibreOffice_project/fe0b08f4af1bacafe4c7ecc87ce55bb426164676</meta:generator>
    <dc:creator>Jaehyun Song</dc:creator>
    <meta:document-statistic meta:table-count="1" meta:cell-count="3146" meta:object-count="0"/>
  </office:meta>
</office:document-meta>
</file>